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35000000357441E4B11264E50D.png" manifest:media-type="image/png"/>
  <manifest:file-entry manifest:full-path="Pictures/10000201000001E6000001E62F8114BDEAA47D7C.png" manifest:media-type="image/png"/>
  <manifest:file-entry manifest:full-path="Pictures/1000083A000005BF000005BF5637BA79E2CEC0A4.svg" manifest:media-type="image/svg+xml"/>
  <manifest:file-entry manifest:full-path="Pictures/10000201000001E6000001E683AACDAE8635B6C6.png" manifest:media-type="image/png"/>
  <manifest:file-entry manifest:full-path="Pictures/1000075A0000350500003505B6539DAD44117BBA.svg" manifest:media-type="image/svg+xml"/>
  <manifest:file-entry manifest:full-path="Pictures/10000F29000035050000350594A3FAF1827294D9.svg" manifest:media-type="image/svg+xml"/>
  <manifest:file-entry manifest:full-path="Pictures/10000201000001E6000001E62D0D2EB5308F107C.png" manifest:media-type="image/png"/>
  <manifest:file-entry manifest:full-path="Pictures/100011820000350500003505F93501BA7CF5F3E0.svg" manifest:media-type="image/svg+xml"/>
  <manifest:file-entry manifest:full-path="Pictures/1000152400003505000035055D960AE7FD190748.svg" manifest:media-type="image/svg+xml"/>
  <manifest:file-entry manifest:full-path="Pictures/10000201000001E6000001E6EB9FEE03FC997A4D.png" manifest:media-type="image/png"/>
  <manifest:file-entry manifest:full-path="Pictures/10001D4800002E5C00002E5C16C3DC00CC4CFC9A.svg" manifest:media-type="image/svg+xml"/>
  <manifest:file-entry manifest:full-path="Pictures/100005A200002FA500002FA5F8A421F282B896DF.svg" manifest:media-type="image/svg+xml"/>
  <manifest:file-entry manifest:full-path="Pictures/10000201000001B5000001B5B55893B7FDF3856D.png" manifest:media-type="image/png"/>
  <manifest:file-entry manifest:full-path="Pictures/10000201000001A9000001A90999E3E12F6489DF.png" manifest:media-type="image/png"/>
  <manifest:file-entry manifest:full-path="Pictures/1000020100000186000001860E61836F24CE51A4.png" manifest:media-type="image/png"/>
  <manifest:file-entry manifest:full-path="Pictures/10000C6400002A7A00002A7A4A4C31EF053AC9E2.svg" manifest:media-type="image/svg+xml"/>
  <manifest:file-entry manifest:full-path="Pictures/100025280000335E0000335E4386C3F646724F35.svg" manifest:media-type="image/svg+xml"/>
  <manifest:file-entry manifest:full-path="Pictures/10000201000001D7000001D7743F25882CA2F45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.845cm"/>
      <style:paragraph-properties style:writing-mode="lr-tb"/>
    </style:style>
    <style:style style:name="gr2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4.267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cm" fo:min-width="0cm"/>
      <style:paragraph-properties style:writing-mode="lr-tb"/>
    </style:style>
    <style:style style:name="gr6" style:family="graphic" style:parent-style-name="standard">
      <style:graphic-properties draw:stroke="none" draw:fill-color="#757575" draw:textarea-vertical-align="middle" draw:auto-grow-height="false" fo:min-height="4.407cm" fo:min-width="3.70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8" style:family="graphic" style:parent-style-name="standard">
      <style:graphic-properties draw:stroke="none" draw:fill-color="#757575" draw:textarea-vertical-align="middle" draw:auto-grow-height="false" fo:min-height="5.815cm" fo:min-width="6.797cm"/>
    </style:style>
    <style:style style:name="gr9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0" style:family="graphic" style:parent-style-name="standard">
      <style:graphic-properties draw:stroke="none" draw:fill-color="#9ccc65" draw:textarea-vertical-align="middle" draw:auto-grow-height="false" fo:min-height="1.651cm" fo:min-width="1.601cm"/>
    </style:style>
    <style:style style:name="gr11" style:family="graphic" style:parent-style-name="standard">
      <style:graphic-properties draw:stroke="none" draw:fill-color="#bdbdbd" draw:textarea-horizontal-align="justify" draw:textarea-vertical-align="middle" draw:auto-grow-height="false" fo:min-height="0.287cm" fo:min-width="1.86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689cm" fo:min-width="0cm"/>
      <style:paragraph-properties style:writing-mode="lr-tb"/>
    </style:style>
    <style:style style:name="P1" style:family="paragraph">
      <style:text-properties fo:font-size="36pt" style:font-size-asian="36pt" style:font-size-complex="36pt"/>
    </style:style>
    <style:style style:name="P2" style:family="paragraph">
      <loext:graphic-properties draw:fill="none" draw:fill-color="#ffffff"/>
      <style:text-properties fo:font-size="36pt" style:font-size-asian="36pt" style:font-size-complex="36pt"/>
    </style:style>
    <style:style style:name="P3" style:family="paragraph">
      <style:paragraph-properties fo:text-align="center"/>
    </style:style>
    <style:style style:name="P4" style:family="paragraph">
      <loext:graphic-properties draw:fill-color="#757575"/>
      <style:paragraph-properties fo:text-align="center"/>
    </style:style>
    <style:style style:name="P5" style:family="paragraph">
      <loext:graphic-properties draw:fill-color="#9ccc65"/>
      <style:paragraph-properties fo:text-align="center"/>
    </style:style>
    <style:style style:name="P6" style:family="paragraph">
      <loext:graphic-properties draw:fill-color="#bdbdbd"/>
      <style:paragraph-properties fo:text-align="center"/>
    </style:style>
    <style:style style:name="T1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2" draw:layer="layout" svg:width="15.2cm" svg:height="3.095cm" svg:x="3.6cm" svg:y="1.4cm">
          <draw:text-box>
            <text:p text:style-name="P1"><text:span text:style-name="T1">1</text:span><text:span text:style-name="T1">.</text:span><text:span text:style-name="T1"><text:tab/></text:span><text:span text:style-name="T1"><text:tab/></text:span><text:span text:style-name="T1"><text:tab/></text:span><text:span text:style-name="T1"><text:tab/></text:span><text:span text:style-name="T1"> </text:span><text:span text:style-name="T1">S</text:span><text:span text:style-name="T1">i</text:span><text:span text:style-name="T1">s</text:span><text:span text:style-name="T1">t</text:span><text:span text:style-name="T1">e</text:span><text:span text:style-name="T1">m</text:span><text:span text:style-name="T1">a</text:span></text:p>
          </draw:text-box>
        </draw:frame>
        <draw:frame draw:style-name="gr2" draw:text-style-name="P3" draw:layer="layout" svg:width="2.486cm" svg:height="2.486cm" svg:x="5.6cm" svg:y="4.7cm">
          <draw:image xlink:href="Pictures/1000075A0000350500003505B6539DAD44117BBA.svg" xlink:type="simple" xlink:show="embed" xlink:actuate="onLoad" draw:mime-type="image/svg+xml">
            <text:p/>
          </draw:image>
          <draw:image xlink:href="Pictures/10000201000001E6000001E62D0D2EB5308F107C.png" xlink:type="simple" xlink:show="embed" xlink:actuate="onLoad" draw:mime-type="image/png"/>
        </draw:frame>
        <draw:frame draw:style-name="gr3" draw:text-style-name="P2" draw:layer="layout" svg:width="19cm" svg:height="4.517cm" svg:x="3.328cm" svg:y="4.5cm">
          <draw:text-box>
            <text:p text:style-name="P1"><text:span text:style-name="T1">2.</text:span><text:span text:style-name="T1"><text:tab/></text:span><text:span text:style-name="T1"><text:tab/></text:span><text:span text:style-name="T1"><text:tab/></text:span><text:span text:style-name="T1"><text:tab/></text:span><text:span text:style-name="T1">C</text:span><text:span text:style-name="T1">o</text:span><text:span text:style-name="T1">n</text:span><text:span text:style-name="T1">c</text:span><text:span text:style-name="T1">e</text:span><text:span text:style-name="T1">pt</text:span><text:span text:style-name="T1">o/</text:span><text:span text:style-name="T1">m</text:span><text:span text:style-name="T1">a</text:span><text:span text:style-name="T1">p</text:span><text:span text:style-name="T1">a </text:span></text:p>
  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m</text:span><text:span text:style-name="T1">e</text:span><text:span text:style-name="T1">nt</text:span><text:span text:style-name="T1">al</text:span></text:p>
          </draw:text-box>
        </draw:frame>
        <draw:frame draw:style-name="gr2" draw:text-style-name="P3" draw:layer="layout" svg:width="3.7cm" svg:height="3.7cm" svg:x="5.2cm" svg:y="8.4cm">
          <draw:image xlink:href="Pictures/1000152400003505000035055D960AE7FD190748.svg" xlink:type="simple" xlink:show="embed" xlink:actuate="onLoad" draw:mime-type="image/svg+xml">
            <text:p/>
          </draw:image>
          <draw:image xlink:href="Pictures/10000201000001E6000001E6EB9FEE03FC997A4D.png" xlink:type="simple" xlink:show="embed" xlink:actuate="onLoad" draw:mime-type="image/png"/>
        </draw:frame>
        <draw:frame draw:style-name="gr2" draw:text-style-name="P3" draw:layer="layout" svg:width="3.6cm" svg:height="3.6cm" svg:x="13.6cm" svg:y="8.6cm">
          <draw:image xlink:href="Pictures/100005A200002FA500002FA5F8A421F282B896DF.svg" xlink:type="simple" xlink:show="embed" xlink:actuate="onLoad" draw:mime-type="image/svg+xml">
            <text:p/>
          </draw:image>
          <draw:image xlink:href="Pictures/10000201000001B5000001B5B55893B7FDF3856D.png" xlink:type="simple" xlink:show="embed" xlink:actuate="onLoad" draw:mime-type="image/png"/>
        </draw:frame>
        <draw:frame draw:style-name="gr4" draw:text-style-name="P2" draw:layer="layout" svg:width="1.912cm" svg:height="1.673cm" svg:x="2.9cm" svg:y="8.927cm">
          <draw:text-box>
            <text:p><text:span text:style-name="T1">3. </text:span></text:p>
          </draw:text-box>
        </draw:frame>
        <draw:frame draw:style-name="gr5" draw:text-style-name="P2" draw:layer="layout" svg:width="1.772cm" svg:height="1.673cm" svg:x="10.7cm" svg:y="9cm">
          <draw:text-box>
            <text:p><text:span text:style-name="T1">v</text:span><text:span text:style-name="T1">s</text:span></text:p>
          </draw:text-box>
        </draw:frame>
        <draw:custom-shape draw:style-name="gr6" draw:text-style-name="P4" draw:layer="layout" svg:width="4.2cm" svg:height="4.656cm" draw:transform="skewX (-9.52075098345378E-017) rotate (-0.944397658254132) translate (18.128cm 5.2cm)">
          <text:p/>
          <draw:enhanced-geometry svg:viewBox="0 0 21600 21600" draw:text-areas="0 0 21600 21600" draw:mirror-vertical="true" draw:type="circular-arrow" draw:modifiers="-131.864104860468 -9.00520605885306 8904.51916463983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2" draw:text-style-name="P3" draw:layer="layout" svg:width="3.4cm" svg:height="3.4cm" svg:x="7.9cm" svg:y="14.8cm">
          <draw:image xlink:href="Pictures/10001D4800002E5C00002E5C16C3DC00CC4CFC9A.svg" xlink:type="simple" xlink:show="embed" xlink:actuate="onLoad" draw:mime-type="image/svg+xml">
            <text:p/>
          </draw:image>
          <draw:image xlink:href="Pictures/10000201000001A9000001A90999E3E12F6489DF.png" xlink:type="simple" xlink:show="embed" xlink:actuate="onLoad" draw:mime-type="image/png"/>
        </draw:frame>
        <draw:frame draw:style-name="gr7" draw:text-style-name="P2" draw:layer="layout" svg:width="1.912cm" svg:height="1.673cm" svg:x="1.088cm" svg:y="18.8cm">
          <draw:text-box>
            <text:p><text:span text:style-name="T1">5. </text:span></text:p>
          </draw:text-box>
        </draw:frame>
        <draw:frame draw:style-name="gr7" draw:text-style-name="P2" draw:layer="layout" svg:width="1.912cm" svg:height="1.673cm" svg:x="4.9cm" svg:y="15.8cm">
          <draw:text-box>
            <text:p><text:span text:style-name="T1">4. </text:span></text:p>
          </draw:text-box>
        </draw:frame>
        <draw:frame draw:style-name="gr7" draw:text-style-name="P2" draw:layer="layout" svg:width="5.514cm" svg:height="1.673cm" svg:x="12.586cm" svg:y="15.627cm">
          <draw:text-box>
            <text:p><text:span text:style-name="T1">Objetivo </text:span></text:p>
          </draw:text-box>
        </draw:frame>
        <draw:frame draw:style-name="gr2" draw:text-style-name="P3" draw:layer="layout" svg:width="2.9cm" svg:height="2.9cm" svg:x="4.2cm" svg:y="18cm">
          <draw:image xlink:href="Pictures/10000C6400002A7A00002A7A4A4C31EF053AC9E2.svg" xlink:type="simple" xlink:show="embed" xlink:actuate="onLoad" draw:mime-type="image/svg+xml">
            <text:p/>
          </draw:image>
          <draw:image xlink:href="Pictures/1000020100000186000001860E61836F24CE51A4.png" xlink:type="simple" xlink:show="embed" xlink:actuate="onLoad" draw:mime-type="image/png"/>
        </draw:frame>
        <draw:frame draw:style-name="gr2" draw:text-style-name="P3" draw:layer="layout" svg:width="3.649cm" svg:height="3.649cm" svg:x="12.251cm" svg:y="17.651cm">
          <draw:image xlink:href="Pictures/100025280000335E0000335E4386C3F646724F35.svg" xlink:type="simple" xlink:show="embed" xlink:actuate="onLoad" draw:mime-type="image/svg+xml">
            <text:p/>
          </draw:image>
          <draw:image xlink:href="Pictures/10000201000001D7000001D7743F25882CA2F456.png" xlink:type="simple" xlink:show="embed" xlink:actuate="onLoad" draw:mime-type="image/png"/>
        </draw:frame>
        <draw:custom-shape draw:style-name="gr8" draw:text-style-name="P4" draw:layer="layout" svg:width="7.296cm" svg:height="6.065cm" draw:transform="rotate (2.02336020183703) translate (2.39cm 18.6cm)">
          <text:p/>
          <draw:enhanced-geometry svg:viewBox="0 0 21600 21600" draw:text-areas="0 0 21600 21600" draw:mirror-vertical="true" draw:type="circular-arrow" draw:modifiers="-131.864104860468 -9.00520605885306 8904.51916463983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4" draw:text-style-name="P2" draw:layer="layout" svg:width="8.2cm" svg:height="1.673cm" svg:x="6.4cm" svg:y="12.127cm">
          <draw:text-box>
            <text:p><text:span text:style-name="T1">Herramientas </text:span></text:p>
          </draw:text-box>
        </draw:frame>
        <draw:frame draw:style-name="gr5" draw:text-style-name="P2" draw:layer="layout" svg:width="1.772cm" svg:height="1.673cm" svg:x="9.2cm" svg:y="18.8cm">
          <draw:text-box>
            <text:p><text:span text:style-name="T1">vs</text:span></text:p>
          </draw:text-box>
        </draw:frame>
        <draw:frame draw:style-name="gr2" draw:text-style-name="P3" draw:layer="layout" svg:width="2.4cm" svg:height="2.4cm" svg:x="2.8cm" svg:y="24.8cm">
          <draw:image xlink:href="Pictures/10000F29000035050000350594A3FAF1827294D9.svg" xlink:type="simple" xlink:show="embed" xlink:actuate="onLoad" draw:mime-type="image/svg+xml">
            <text:p/>
          </draw:image>
          <draw:image xlink:href="Pictures/10000201000001E6000001E683AACDAE8635B6C6.png" xlink:type="simple" xlink:show="embed" xlink:actuate="onLoad" draw:mime-type="image/png"/>
        </draw:frame>
        <draw:frame draw:style-name="gr2" draw:text-style-name="P3" draw:layer="layout" svg:width="1.47cm" svg:height="1.47cm" svg:x="5.5cm" svg:y="2.3cm">
          <draw:image xlink:href="Pictures/1000083A000005BF000005BF5637BA79E2CEC0A4.svg" xlink:type="simple" xlink:show="embed" xlink:actuate="onLoad" draw:mime-type="image/svg+xml">
            <text:p/>
          </draw:image>
          <draw:image xlink:href="Pictures/1000020100000035000000357441E4B11264E50D.png" xlink:type="simple" xlink:show="embed" xlink:actuate="onLoad" draw:mime-type="image/png"/>
        </draw:frame>
        <draw:frame draw:style-name="gr9" draw:text-style-name="P3" draw:layer="layout" svg:width="1.928cm" svg:height="1.928cm" svg:x="6.672cm" svg:y="0.872cm">
          <draw:image xlink:href="Pictures/100011820000350500003505F93501BA7CF5F3E0.svg" xlink:type="simple" xlink:show="embed" xlink:actuate="onLoad" draw:mime-type="image/svg+xml">
            <text:p/>
          </draw:image>
          <draw:image xlink:href="Pictures/10000201000001E6000001E62F8114BDEAA47D7C.png" xlink:type="simple" xlink:show="embed" xlink:actuate="onLoad" draw:mime-type="image/png"/>
        </draw:frame>
        <draw:custom-shape draw:style-name="gr10" draw:text-style-name="P5" draw:layer="layout" svg:width="2.1cm" svg:height="1.9cm" draw:transform="rotate (-0.194953277447767) translate (6.64cm 1.728cm)">
          <text:p/>
          <draw:enhanced-geometry svg:viewBox="0 0 21600 21600" draw:text-areas="0 0 21600 21600" draw:mirror-vertical="true" draw:type="circular-arrow" draw:modifiers="-142.118395307035 -7.6009937951463 8375.35323371777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7" draw:text-style-name="P2" draw:layer="layout" svg:width="1.912cm" svg:height="1.673cm" svg:x="1.188cm" svg:y="25.3cm">
          <draw:text-box>
            <text:p><text:span text:style-name="T1">6</text:span><text:span text:style-name="T1">. </text:span></text:p>
          </draw:text-box>
        </draw:frame>
        <draw:frame draw:style-name="gr2" draw:text-style-name="P3" draw:layer="layout" svg:width="2.9cm" svg:height="2.9cm" svg:x="6.6cm" svg:y="24.3cm">
          <draw:image xlink:href="Pictures/10000C6400002A7A00002A7A4A4C31EF053AC9E2.svg" xlink:type="simple" xlink:show="embed" xlink:actuate="onLoad" draw:mime-type="image/svg+xml">
            <text:p/>
          </draw:image>
          <draw:image xlink:href="Pictures/1000020100000186000001860E61836F24CE51A4.png" xlink:type="simple" xlink:show="embed" xlink:actuate="onLoad" draw:mime-type="image/png"/>
        </draw:frame>
        <draw:frame draw:style-name="gr2" draw:text-style-name="P3" draw:layer="layout" svg:width="3.6cm" svg:height="3.6cm" svg:x="11.8cm" svg:y="23.6cm">
          <draw:image xlink:href="Pictures/100005A200002FA500002FA5F8A421F282B896DF.svg" xlink:type="simple" xlink:show="embed" xlink:actuate="onLoad" draw:mime-type="image/svg+xml">
            <text:p/>
          </draw:image>
          <draw:image xlink:href="Pictures/10000201000001B5000001B5B55893B7FDF3856D.png" xlink:type="simple" xlink:show="embed" xlink:actuate="onLoad" draw:mime-type="image/png"/>
        </draw:frame>
        <draw:frame draw:style-name="gr5" draw:text-style-name="P2" draw:layer="layout" svg:width="1.772cm" svg:height="1.673cm" svg:x="10cm" svg:y="25cm">
          <draw:text-box>
            <text:p><text:span text:style-name="T1">+</text:span></text:p>
          </draw:text-box>
        </draw:frame>
        <draw:frame draw:style-name="gr2" draw:text-style-name="P3" draw:layer="layout" svg:width="1.47cm" svg:height="1.47cm" svg:x="17.9cm" svg:y="25.6cm">
          <draw:image xlink:href="Pictures/1000083A000005BF000005BF5637BA79E2CEC0A4.svg" xlink:type="simple" xlink:show="embed" xlink:actuate="onLoad" draw:mime-type="image/svg+xml">
            <text:p/>
          </draw:image>
          <draw:image xlink:href="Pictures/1000020100000035000000357441E4B11264E50D.png" xlink:type="simple" xlink:show="embed" xlink:actuate="onLoad" draw:mime-type="image/png"/>
        </draw:frame>
        <draw:frame draw:style-name="gr9" draw:text-style-name="P3" draw:layer="layout" svg:width="1.928cm" svg:height="1.928cm" svg:x="19.072cm" svg:y="24.172cm">
          <draw:image xlink:href="Pictures/100011820000350500003505F93501BA7CF5F3E0.svg" xlink:type="simple" xlink:show="embed" xlink:actuate="onLoad" draw:mime-type="image/svg+xml">
            <text:p/>
          </draw:image>
          <draw:image xlink:href="Pictures/10000201000001E6000001E62F8114BDEAA47D7C.png" xlink:type="simple" xlink:show="embed" xlink:actuate="onLoad" draw:mime-type="image/png"/>
        </draw:frame>
        <draw:custom-shape draw:style-name="gr10" draw:text-style-name="P5" draw:layer="layout" svg:width="2.1cm" svg:height="1.9cm" draw:transform="rotate (-0.194953277447767) translate (19.04cm 25.028cm)">
          <text:p/>
          <draw:enhanced-geometry svg:viewBox="0 0 21600 21600" draw:text-areas="0 0 21600 21600" draw:mirror-vertical="true" draw:type="circular-arrow" draw:modifiers="-142.118395307035 -7.6009937951463 8375.35323371777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1" draw:text-style-name="P6" draw:layer="layout" svg:width="2.5cm" svg:height="1.1cm" svg:x="15.2cm" svg:y="25.2cm">
          <text:p/>
          <draw:enhanced-geometry svg:viewBox="0 0 21600 21600" draw:text-areas="0 ?f0 ?f5 ?f2" draw:type="right-arrow" draw:modifiers="19199.4419902348 5532.4250681198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2" draw:layer="layout" svg:width="12.508cm" svg:height="1.673cm" svg:x="3.2cm" svg:y="20.927cm">
          <draw:text-box>
            <text:p><text:span text:style-name="T1">Modelos alternativos </text:span></text:p>
          </draw:text-box>
        </draw:frame>
        <draw:frame draw:style-name="gr12" draw:text-style-name="P2" draw:layer="layout" svg:width="19.598cm" svg:height="5.939cm" svg:x="0.992cm" svg:y="29.361cm">
          <draw:text-box>
            <text:p><text:span text:style-name="T1">E</text:span><text:span text:style-name="T1">s</text:span><text:span text:style-name="T1">t</text:span><text:span text:style-name="T1">r</text:span><text:span text:style-name="T1">a</text:span><text:span text:style-name="T1">t</text:span><text:span text:style-name="T1">e</text:span><text:span text:style-name="T1">g</text:span><text:span text:style-name="T1">i</text:span><text:span text:style-name="T1">a</text:span><text:span text:style-name="T1">,</text:span><text:span text:style-name="T1"> </text:span><text:span text:style-name="T1">a</text:span><text:span text:style-name="T1">l</text:span><text:span text:style-name="T1">c</text:span><text:span text:style-name="T1">a</text:span><text:span text:style-name="T1">n</text:span><text:span text:style-name="T1">z</text:span><text:span text:style-name="T1">a</text:span><text:span text:style-name="T1">r</text:span><text:span text:style-name="T1"> </text:span><text:span text:style-name="T1">o</text:span><text:span text:style-name="T1">b</text:span><text:span text:style-name="T1">j</text:span><text:span text:style-name="T1">e</text:span><text:span text:style-name="T1">t</text:span><text:span text:style-name="T1">i</text:span><text:span text:style-name="T1">v</text:span><text:span text:style-name="T1">o</text:span><text:span text:style-name="T1">s</text:span><text:span text:style-name="T1"> </text:span><text:span text:style-name="T1">c</text:span><text:span text:style-name="T1">o</text:span><text:span text:style-name="T1">n</text:span><text:span text:style-name="T1"> </text:span><text:span text:style-name="T1">e</text:span><text:span text:style-name="T1">l</text:span><text:span text:style-name="T1"> </text:span><text:span text:style-name="T1">m</text:span><text:span text:style-name="T1">o</text:span><text:span text:style-name="T1">d</text:span><text:span text:style-name="T1">e</text:span><text:span text:style-name="T1">l</text:span><text:span text:style-name="T1">o</text:span><text:span text:style-name="T1"> </text:span><text:span text:style-name="T1">y</text:span><text:span text:style-name="T1"> </text:span><text:span text:style-name="T1">h</text:span><text:span text:style-name="T1">e</text:span><text:span text:style-name="T1">r</text:span><text:span text:style-name="T1">r</text:span><text:span text:style-name="T1">a</text:span><text:span text:style-name="T1">m</text:span><text:span text:style-name="T1">i</text:span><text:span text:style-name="T1">e</text:span><text:span text:style-name="T1">n</text:span><text:span text:style-name="T1">t</text:span><text:span text:style-name="T1">a</text:span><text:span text:style-name="T1">s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35.5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Gerardo A. Martín</meta:initial-creator>
    <meta:creation-date>2021-07-30T16:09:17.269104419</meta:creation-date>
    <dc:date>2021-07-30T16:51:32.677448986</dc:date>
    <dc:creator>Gerardo A. Martín</dc:creator>
    <meta:editing-duration>PT41S</meta:editing-duration>
    <meta:editing-cycles>1</meta:editing-cycles>
    <meta:document-statistic meta:object-count="31"/>
    <meta:generator>LibreOffice/7.1.4.2$Linux_X86_64 LibreOffice_project/10$Build-2</meta:generator>
  </office:meta>
</office:document-meta>
</file>